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9fd" officeooo:paragraph-rsid="000fc9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</text:p>
      <text:p text:style-name="P1">I am Siddhant Jain</text:p>
      <text:p text:style-name="P1">I am Solution Engineer Trainee in Deqod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2:15:39.691911332</meta:creation-date>
    <dc:date>2021-01-05T12:16:40.922885958</dc:date>
    <meta:editing-duration>PT1M2S</meta:editing-duration>
    <meta:editing-cycles>1</meta:editing-cycles>
    <meta:document-statistic meta:table-count="0" meta:image-count="0" meta:object-count="0" meta:page-count="1" meta:paragraph-count="3" meta:word-count="12" meta:character-count="65" meta:non-whitespace-character-count="56"/>
    <meta:generator>LibreOffice/6.4.6.2$Linux_X86_64 LibreOffice_project/40$Build-2</meta:generator>
  </office:meta>
</office:document-meta>
</file>